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3.30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  <style:style style:name="ce3" style:family="table-cell" style:parent-style-name="Default">
      <style:table-cell-properties fo:background-color="#ff4000"/>
    </style:style>
    <style:style style:name="ce4" style:family="table-cell" style:parent-style-name="Default">
      <style:table-cell-properties fo:background-color="#ff8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ffcc00"/>
      <style:text-properties fo:color="#000000"/>
    </style:style>
    <style:style style:name="ce11" style:family="table-cell" style:parent-style-name="Default">
      <style:table-cell-properties fo:background-color="#ffff99"/>
      <style:text-properties fo:color="#000000"/>
    </style:style>
  </office:automatic-styles>
  <office:body>
    <office:spreadsheet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ce5"/>
        <table:table-column table:style-name="co4" table:default-cell-style-name="Default"/>
        <table:table-column table:style-name="co1" table:default-cell-style-name="ce5"/>
        <table:table-column table:style-name="co5" table:default-cell-style-name="ce8"/>
        <table:table-column table:style-name="co6" table:default-cell-style-name="ce5"/>
        <table:table-row table:style-name="ro1">
          <table:table-cell table:number-columns-repeated="3"/>
          <table:table-cell office:value-type="string">
            <text:p>Ток</text:p>
          </table:table-cell>
          <table:table-cell office:value-type="string">
            <text:p>Измерительный резистор</text:p>
          </table:table-cell>
          <table:table-cell office:value-type="string">
            <text:p>Min</text:p>
          </table:table-cell>
          <table:table-cell office:value-type="string">
            <text:p>Typ </text:p>
          </table:table-cell>
          <table:table-cell office:value-type="string">
            <text:p>Max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float" office:value="0.25">
            <text:p>0,25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2]/[.F2]*[.E2]" office:value-type="float" office:value="0.0833333333333333">
            <text:p>0,0833333333</text:p>
          </table:table-cell>
          <table:table-cell table:formula="of:=[.I2]/(3.3/4095)" office:value-type="float" office:value="103.409090909091">
            <text:p>103,4090909091</text:p>
          </table:table-cell>
          <table:table-cell table:style-name="ce3" table:formula="of:=[.D2]/[.G2]*[.E2]" office:value-type="float" office:value="0.0337381916329285">
            <text:p>0,0337381916</text:p>
          </table:table-cell>
          <table:table-cell table:style-name="ce7" table:formula="of:=[.K2]/(3.3/4095)" office:value-type="float" office:value="41.866028708134">
            <text:p>41,8660287081</text:p>
          </table:table-cell>
          <table:table-cell table:style-name="ce3" table:formula="of:=[.D2]/[.H2]*[.E2]" office:value-type="float" office:value="0.0208333333333333">
            <text:p>0,0208333333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3]/[.F3]*[.E3]" office:value-type="float" office:value="0.333333333333333">
            <text:p>0,3333333333</text:p>
          </table:table-cell>
          <table:table-cell table:formula="of:=[.I3]/(3.3/4095)" office:value-type="float" office:value="413.636363636364">
            <text:p>413,6363636364</text:p>
          </table:table-cell>
          <table:table-cell table:style-name="ce3" table:formula="of:=[.D3]/[.G3]*[.E3]" office:value-type="float" office:value="0.134952766531714">
            <text:p>0,1349527665</text:p>
          </table:table-cell>
          <table:table-cell table:formula="of:=[.K3]/(3.3/4095)" office:value-type="float" office:value="167.464114832536">
            <text:p>167,4641148325</text:p>
          </table:table-cell>
          <table:table-cell table:style-name="ce3" table:formula="of:=[.D3]/[.H3]*[.E3]" office:value-type="float" office:value="0.0833333333333333">
            <text:p>0,0833333333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4]/[.F4]*[.E4]" office:value-type="float" office:value="0.666666666666667">
            <text:p>0,6666666667</text:p>
          </table:table-cell>
          <table:table-cell table:formula="of:=[.I4]/(3.3/4095)" office:value-type="float" office:value="827.272727272727">
            <text:p>827,2727272727</text:p>
          </table:table-cell>
          <table:table-cell table:style-name="ce3" table:formula="of:=[.D4]/[.G4]*[.E4]" office:value-type="float" office:value="0.269905533063428">
            <text:p>0,2699055331</text:p>
          </table:table-cell>
          <table:table-cell table:formula="of:=[.K4]/(3.3/4095)" office:value-type="float" office:value="334.928229665072">
            <text:p>334,9282296651</text:p>
          </table:table-cell>
          <table:table-cell table:style-name="ce3" table:formula="of:=[.D4]/[.H4]*[.E4]" office:value-type="float" office:value="0.166666666666667">
            <text:p>0,1666666667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5]/[.F5]*[.E5]" office:value-type="float" office:value="1">
            <text:p>1</text:p>
          </table:table-cell>
          <table:table-cell table:formula="of:=[.I5]/(3.3/4095)" office:value-type="float" office:value="1240.90909090909">
            <text:p>1240,9090909091</text:p>
          </table:table-cell>
          <table:table-cell table:style-name="ce3" table:formula="of:=[.D5]/[.G5]*[.E5]" office:value-type="float" office:value="0.404858299595142">
            <text:p>0,4048582996</text:p>
          </table:table-cell>
          <table:table-cell table:formula="of:=[.K5]/(3.3/4095)" office:value-type="float" office:value="502.392344497608">
            <text:p>502,3923444976</text:p>
          </table:table-cell>
          <table:table-cell table:style-name="ce3" table:formula="of:=[.D5]/[.H5]*[.E5]" office:value-type="float" office:value="0.25">
            <text:p>0,25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6]/[.F6]*[.E6]" office:value-type="float" office:value="1.33333333333333">
            <text:p>1,3333333333</text:p>
          </table:table-cell>
          <table:table-cell table:formula="of:=[.I6]/(3.3/4095)" office:value-type="float" office:value="1654.54545454545">
            <text:p>1654,5454545455</text:p>
          </table:table-cell>
          <table:table-cell table:style-name="ce3" table:formula="of:=[.D6]/[.G6]*[.E6]" office:value-type="float" office:value="0.539811066126856">
            <text:p>0,5398110661</text:p>
          </table:table-cell>
          <table:table-cell table:formula="of:=[.K6]/(3.3/4095)" office:value-type="float" office:value="669.856459330144">
            <text:p>669,8564593301</text:p>
          </table:table-cell>
          <table:table-cell table:style-name="ce3" table:formula="of:=[.D6]/[.H6]*[.E6]" office:value-type="float" office:value="0.333333333333333">
            <text:p>0,3333333333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3000">
            <text:p>3000</text:p>
          </table:table-cell>
          <table:table-cell office:value-type="float" office:value="7410">
            <text:p>7410</text:p>
          </table:table-cell>
          <table:table-cell office:value-type="float" office:value="12000">
            <text:p>12000</text:p>
          </table:table-cell>
          <table:table-cell table:style-name="ce3" table:formula="of:=[.D7]/[.F7]*[.E7]" office:value-type="float" office:value="1.66666666666667">
            <text:p>1,6666666667</text:p>
          </table:table-cell>
          <table:table-cell table:formula="of:=[.I7]/(3.3/4095)" office:value-type="float" office:value="2068.18181818182">
            <text:p>2068,1818181818</text:p>
          </table:table-cell>
          <table:table-cell table:style-name="ce3" table:formula="of:=[.D7]/[.G7]*[.E7]" office:value-type="float" office:value="0.674763832658569">
            <text:p>0,6747638327</text:p>
          </table:table-cell>
          <table:table-cell table:formula="of:=[.K7]/(3.3/4095)" office:value-type="float" office:value="837.320574162679">
            <text:p>837,3205741627</text:p>
          </table:table-cell>
          <table:table-cell table:style-name="ce3" table:formula="of:=[.D7]/[.H7]*[.E7]" office:value-type="float" office:value="0.416666666666667">
            <text:p>0,4166666667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5350">
            <text:p>5350</text:p>
          </table:table-cell>
          <table:table-cell office:value-type="float" office:value="6740">
            <text:p>6740</text:p>
          </table:table-cell>
          <table:table-cell office:value-type="float" office:value="8500">
            <text:p>8500</text:p>
          </table:table-cell>
          <table:table-cell table:style-name="ce4" table:formula="of:=[.D8]/[.F8]*[.E8]" office:value-type="float" office:value="1.1214953271028">
            <text:p>1,1214953271</text:p>
          </table:table-cell>
          <table:table-cell table:formula="of:=[.I8]/(3.3/4095)" office:value-type="float" office:value="1391.67374681393">
            <text:p>1391,6737468139</text:p>
          </table:table-cell>
          <table:table-cell table:style-name="ce4" table:formula="of:=[.D8]/[.G8]*[.E8]" office:value-type="float" office:value="0.890207715133531">
            <text:p>0,8902077151</text:p>
          </table:table-cell>
          <table:table-cell table:style-name="ce9" table:formula="of:=[.K8]/(3.3/4095)" office:value-type="float" office:value="1104.66684650661">
            <text:p>1104,6668465066</text:p>
          </table:table-cell>
          <table:table-cell table:style-name="ce4" table:formula="of:=[.D8]/[.H8]*[.E8]" office:value-type="float" office:value="0.705882352941176">
            <text:p>0,7058823529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5350">
            <text:p>5350</text:p>
          </table:table-cell>
          <table:table-cell office:value-type="float" office:value="6740">
            <text:p>6740</text:p>
          </table:table-cell>
          <table:table-cell office:value-type="float" office:value="8500">
            <text:p>8500</text:p>
          </table:table-cell>
          <table:table-cell table:style-name="ce4" table:formula="of:=[.D9]/[.F9]*[.E9]" office:value-type="float" office:value="1.30841121495327">
            <text:p>1,308411215</text:p>
          </table:table-cell>
          <table:table-cell table:formula="of:=[.I9]/(3.3/4095)" office:value-type="float" office:value="1623.61937128292">
            <text:p>1623,6193712829</text:p>
          </table:table-cell>
          <table:table-cell table:style-name="ce4" table:formula="of:=[.D9]/[.G9]*[.E9]" office:value-type="float" office:value="1.03857566765579">
            <text:p>1,0385756677</text:p>
          </table:table-cell>
          <table:table-cell table:formula="of:=[.K9]/(3.3/4095)" office:value-type="float" office:value="1288.77798759104">
            <text:p>1288,7779875911</text:p>
          </table:table-cell>
          <table:table-cell table:style-name="ce4" table:formula="of:=[.D9]/[.H9]*[.E9]" office:value-type="float" office:value="0.823529411764706">
            <text:p>0,8235294118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350">
            <text:p>5350</text:p>
          </table:table-cell>
          <table:table-cell office:value-type="float" office:value="6740">
            <text:p>6740</text:p>
          </table:table-cell>
          <table:table-cell office:value-type="float" office:value="8500">
            <text:p>8500</text:p>
          </table:table-cell>
          <table:table-cell table:style-name="ce4" table:formula="of:=[.D10]/[.F10]*[.E10]" office:value-type="float" office:value="1.49532710280374">
            <text:p>1,4953271028</text:p>
          </table:table-cell>
          <table:table-cell table:formula="of:=[.I10]/(3.3/4095)" office:value-type="float" office:value="1855.56499575191">
            <text:p>1855,5649957519</text:p>
          </table:table-cell>
          <table:table-cell table:style-name="ce4" table:formula="of:=[.D10]/[.G10]*[.E10]" office:value-type="float" office:value="1.18694362017804">
            <text:p>1,1869436202</text:p>
          </table:table-cell>
          <table:table-cell table:formula="of:=[.K10]/(3.3/4095)" office:value-type="float" office:value="1472.88912867548">
            <text:p>1472,8891286755</text:p>
          </table:table-cell>
          <table:table-cell table:style-name="ce4" table:formula="of:=[.D10]/[.H10]*[.E10]" office:value-type="float" office:value="0.941176470588235">
            <text:p>0,9411764706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5350">
            <text:p>5350</text:p>
          </table:table-cell>
          <table:table-cell office:value-type="float" office:value="6740">
            <text:p>6740</text:p>
          </table:table-cell>
          <table:table-cell office:value-type="float" office:value="8500">
            <text:p>8500</text:p>
          </table:table-cell>
          <table:table-cell table:style-name="ce4" table:formula="of:=[.D11]/[.F11]*[.E11]" office:value-type="float" office:value="1.68224299065421">
            <text:p>1,6822429907</text:p>
          </table:table-cell>
          <table:table-cell table:formula="of:=[.I11]/(3.3/4095)" office:value-type="float" office:value="2087.5106202209">
            <text:p>2087,5106202209</text:p>
          </table:table-cell>
          <table:table-cell table:style-name="ce4" table:formula="of:=[.D11]/[.G11]*[.E11]" office:value-type="float" office:value="1.3353115727003">
            <text:p>1,3353115727</text:p>
          </table:table-cell>
          <table:table-cell table:formula="of:=[.K11]/(3.3/4095)" office:value-type="float" office:value="1657.00026975991">
            <text:p>1657,0002697599</text:p>
          </table:table-cell>
          <table:table-cell table:style-name="ce4" table:formula="of:=[.D11]/[.H11]*[.E11]" office:value-type="float" office:value="1.05882352941176">
            <text:p>1,0588235294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2]/[.F12]*[.E12]" office:value-type="float" office:value="1.70940170940171">
            <text:p>1,7094017094</text:p>
          </table:table-cell>
          <table:table-cell table:formula="of:=[.I12]/(3.3/4095)" office:value-type="float" office:value="2121.21212121212">
            <text:p>2121,2121212121</text:p>
          </table:table-cell>
          <table:table-cell table:formula="of:=[.D12]/[.G12]*[.E12]" office:value-type="float" office:value="1.5220700152207">
            <text:p>1,5220700152</text:p>
          </table:table-cell>
          <table:table-cell table:style-name="ce10" table:formula="of:=[.K12]/(3.3/4095)" office:value-type="float" office:value="1888.7505188875">
            <text:p>1888,7505188875</text:p>
          </table:table-cell>
          <table:table-cell table:formula="of:=[.D12]/[.H12]*[.E12]" office:value-type="float" office:value="1.30039011703511">
            <text:p>1,300390117</text:p>
          </table:table-cell>
        </table:table-row>
        <table:table-row table:style-name="ro1">
          <table:table-cell table:number-columns-repeated="3"/>
          <table:table-cell office:value-type="float" office:value="11">
            <text:p>11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3]/[.F13]*[.E13]" office:value-type="float" office:value="1.88034188034188">
            <text:p>1,8803418803</text:p>
          </table:table-cell>
          <table:table-cell table:formula="of:=[.I13]/(3.3/4095)" office:value-type="float" office:value="2333.33333333333">
            <text:p>2333,3333333333</text:p>
          </table:table-cell>
          <table:table-cell table:formula="of:=[.D13]/[.G13]*[.E13]" office:value-type="float" office:value="1.67427701674277">
            <text:p>1,6742770167</text:p>
          </table:table-cell>
          <table:table-cell table:formula="of:=[.K13]/(3.3/4095)" office:value-type="float" office:value="2077.62557077626">
            <text:p>2077,6255707763</text:p>
          </table:table-cell>
          <table:table-cell table:formula="of:=[.D13]/[.H13]*[.E13]" office:value-type="float" office:value="1.43042912873862">
            <text:p>1,4304291287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4]/[.F14]*[.E14]" office:value-type="float" office:value="2.05128205128205">
            <text:p>2,0512820513</text:p>
          </table:table-cell>
          <table:table-cell table:formula="of:=[.I14]/(3.3/4095)" office:value-type="float" office:value="2545.45454545454">
            <text:p>2545,4545454546</text:p>
          </table:table-cell>
          <table:table-cell table:formula="of:=[.D14]/[.G14]*[.E14]" office:value-type="float" office:value="1.82648401826484">
            <text:p>1,8264840183</text:p>
          </table:table-cell>
          <table:table-cell table:formula="of:=[.K14]/(3.3/4095)" office:value-type="float" office:value="2266.50062266501">
            <text:p>2266,500622665</text:p>
          </table:table-cell>
          <table:table-cell table:formula="of:=[.D14]/[.H14]*[.E14]" office:value-type="float" office:value="1.56046814044213">
            <text:p>1,5604681404</text:p>
          </table:table-cell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5]/[.F15]*[.E15]" office:value-type="float" office:value="2.22222222222222">
            <text:p>2,2222222222</text:p>
          </table:table-cell>
          <table:table-cell table:formula="of:=[.I15]/(3.3/4095)" office:value-type="float" office:value="2757.57575757576">
            <text:p>2757,5757575758</text:p>
          </table:table-cell>
          <table:table-cell table:formula="of:=[.D15]/[.G15]*[.E15]" office:value-type="float" office:value="1.97869101978691">
            <text:p>1,9786910198</text:p>
          </table:table-cell>
          <table:table-cell table:formula="of:=[.K15]/(3.3/4095)" office:value-type="float" office:value="2455.37567455376">
            <text:p>2455,3756745538</text:p>
          </table:table-cell>
          <table:table-cell table:formula="of:=[.D15]/[.H15]*[.E15]" office:value-type="float" office:value="1.69050715214564">
            <text:p>1,6905071521</text:p>
          </table:table-cell>
        </table:table-row>
        <table:table-row table:style-name="ro1">
          <table:table-cell table:number-columns-repeated="3"/>
          <table:table-cell office:value-type="float" office:value="14">
            <text:p>14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6]/[.F16]*[.E16]" office:value-type="float" office:value="2.39316239316239">
            <text:p>2,3931623932</text:p>
          </table:table-cell>
          <table:table-cell table:formula="of:=[.I16]/(3.3/4095)" office:value-type="float" office:value="2969.69696969697">
            <text:p>2969,696969697</text:p>
          </table:table-cell>
          <table:table-cell table:formula="of:=[.D16]/[.G16]*[.E16]" office:value-type="float" office:value="2.13089802130898">
            <text:p>2,1308980213</text:p>
          </table:table-cell>
          <table:table-cell table:formula="of:=[.K16]/(3.3/4095)" office:value-type="float" office:value="2644.25072644251">
            <text:p>2644,2507264425</text:p>
          </table:table-cell>
          <table:table-cell table:formula="of:=[.D16]/[.H16]*[.E16]" office:value-type="float" office:value="1.82054616384915">
            <text:p>1,8205461638</text:p>
          </table:table-cell>
        </table:table-row>
        <table:table-row table:style-name="ro1">
          <table:table-cell table:number-columns-repeated="3"/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7]/[.F17]*[.E17]" office:value-type="float" office:value="2.56410256410256">
            <text:p>2,5641025641</text:p>
          </table:table-cell>
          <table:table-cell table:formula="of:=[.I17]/(3.3/4095)" office:value-type="float" office:value="3181.81818181818">
            <text:p>3181,8181818182</text:p>
          </table:table-cell>
          <table:table-cell table:formula="of:=[.D17]/[.G17]*[.E17]" office:value-type="float" office:value="2.28310502283105">
            <text:p>2,2831050228</text:p>
          </table:table-cell>
          <table:table-cell table:formula="of:=[.K17]/(3.3/4095)" office:value-type="float" office:value="2833.12577833126">
            <text:p>2833,1257783313</text:p>
          </table:table-cell>
          <table:table-cell table:formula="of:=[.D17]/[.H17]*[.E17]" office:value-type="float" office:value="1.95058517555267">
            <text:p>1,9505851756</text:p>
          </table:table-cell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8]/[.F18]*[.E18]" office:value-type="float" office:value="2.73504273504273">
            <text:p>2,735042735</text:p>
          </table:table-cell>
          <table:table-cell table:formula="of:=[.I18]/(3.3/4095)" office:value-type="float" office:value="3393.93939393939">
            <text:p>3393,9393939394</text:p>
          </table:table-cell>
          <table:table-cell table:formula="of:=[.D18]/[.G18]*[.E18]" office:value-type="float" office:value="2.43531202435312">
            <text:p>2,4353120244</text:p>
          </table:table-cell>
          <table:table-cell table:formula="of:=[.K18]/(3.3/4095)" office:value-type="float" office:value="3022.00083022001">
            <text:p>3022,00083022</text:p>
          </table:table-cell>
          <table:table-cell table:formula="of:=[.D18]/[.H18]*[.E18]" office:value-type="float" office:value="2.08062418725618">
            <text:p>2,0806241873</text:p>
          </table:table-cell>
        </table:table-row>
        <table:table-row table:style-name="ro1">
          <table:table-cell table:number-columns-repeated="3"/>
          <table:table-cell office:value-type="float" office:value="17">
            <text:p>17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19]/[.F19]*[.E19]" office:value-type="float" office:value="2.90598290598291">
            <text:p>2,905982906</text:p>
          </table:table-cell>
          <table:table-cell table:formula="of:=[.I19]/(3.3/4095)" office:value-type="float" office:value="3606.06060606061">
            <text:p>3606,0606060606</text:p>
          </table:table-cell>
          <table:table-cell table:formula="of:=[.D19]/[.G19]*[.E19]" office:value-type="float" office:value="2.58751902587519">
            <text:p>2,5875190259</text:p>
          </table:table-cell>
          <table:table-cell table:formula="of:=[.K19]/(3.3/4095)" office:value-type="float" office:value="3210.87588210876">
            <text:p>3210,8758821088</text:p>
          </table:table-cell>
          <table:table-cell table:formula="of:=[.D19]/[.H19]*[.E19]" office:value-type="float" office:value="2.21066319895969">
            <text:p>2,210663199</text:p>
          </table:table-cell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20]/[.F20]*[.E20]" office:value-type="float" office:value="3.07692307692308">
            <text:p>3,0769230769</text:p>
          </table:table-cell>
          <table:table-cell table:formula="of:=[.I20]/(3.3/4095)" office:value-type="float" office:value="3818.18181818182">
            <text:p>3818,1818181818</text:p>
          </table:table-cell>
          <table:table-cell table:formula="of:=[.D20]/[.G20]*[.E20]" office:value-type="float" office:value="2.73972602739726">
            <text:p>2,7397260274</text:p>
          </table:table-cell>
          <table:table-cell table:formula="of:=[.K20]/(3.3/4095)" office:value-type="float" office:value="3399.75093399751">
            <text:p>3399,7509339975</text:p>
          </table:table-cell>
          <table:table-cell table:formula="of:=[.D20]/[.H20]*[.E20]" office:value-type="float" office:value="2.3407022106632">
            <text:p>2,3407022107</text:p>
          </table:table-cell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570">
            <text:p>6570</text:p>
          </table:table-cell>
          <table:table-cell office:value-type="float" office:value="7690">
            <text:p>7690</text:p>
          </table:table-cell>
          <table:table-cell table:formula="of:=[.D21]/[.F21]*[.E21]" office:value-type="float" office:value="3.24786324786325">
            <text:p>3,2478632479</text:p>
          </table:table-cell>
          <table:table-cell table:formula="of:=[.I21]/(3.3/4095)" office:value-type="float" office:value="4030.30303030303">
            <text:p>4030,303030303</text:p>
          </table:table-cell>
          <table:table-cell table:formula="of:=[.D21]/[.G21]*[.E21]" office:value-type="float" office:value="2.89193302891933">
            <text:p>2,8919330289</text:p>
          </table:table-cell>
          <table:table-cell table:formula="of:=[.K21]/(3.3/4095)" office:value-type="float" office:value="3588.62598588626">
            <text:p>3588,6259858863</text:p>
          </table:table-cell>
          <table:table-cell table:formula="of:=[.D21]/[.H21]*[.E21]" office:value-type="float" office:value="2.47074122236671">
            <text:p>2,4707412224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  <table:table-cell office:value-type="float" office:value="5850">
            <text:p>5850</text:p>
          </table:table-cell>
          <table:table-cell office:value-type="float" office:value="6420">
            <text:p>6420</text:p>
          </table:table-cell>
          <table:table-cell office:value-type="float" office:value="7690">
            <text:p>7690</text:p>
          </table:table-cell>
          <table:table-cell table:formula="of:=[.D22]/[.F22]*[.E22]" office:value-type="float" office:value="3.41880341880342">
            <text:p>3,4188034188</text:p>
          </table:table-cell>
          <table:table-cell table:formula="of:=[.I22]/(3.3/4095)" office:value-type="float" office:value="4242.42424242424">
            <text:p>4242,4242424243</text:p>
          </table:table-cell>
          <table:table-cell table:formula="of:=[.D22]/[.G22]*[.E22]" office:value-type="float" office:value="3.11526479750779">
            <text:p>3,1152647975</text:p>
          </table:table-cell>
          <table:table-cell table:style-name="ce2" table:formula="of:=[.K22]/(3.3/4095)" office:value-type="float" office:value="3865.76040781648">
            <text:p>3865,7604078165</text:p>
          </table:table-cell>
          <table:table-cell table:formula="of:=[.D22]/[.H22]*[.E22]" office:value-type="float" office:value="2.60078023407022">
            <text:p>2,6007802341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float" office:value="0.05">
            <text:p>0,05</text:p>
          </table:table-cell>
          <table:table-cell office:value-type="float" office:value="1000">
            <text:p>1000</text:p>
          </table:table-cell>
          <table:table-cell office:value-type="float" office:value="1240">
            <text:p>1240</text:p>
          </table:table-cell>
          <table:table-cell table:style-name="ce1" office:value-type="float" office:value="3350">
            <text:p>3350</text:p>
          </table:table-cell>
          <table:table-cell office:value-type="float" office:value="4960">
            <text:p>4960</text:p>
          </table:table-cell>
          <table:table-cell table:style-name="ce6" table:formula="of:=[.D25]/[.F25]*[.E25]" office:value-type="float" office:value="0.0403225806451613">
            <text:p>0,0403225806</text:p>
          </table:table-cell>
          <table:table-cell table:style-name="ce6" table:formula="of:=[.I25]/(3.3/4095)" office:value-type="float" office:value="50.0366568914956">
            <text:p>50,0366568915</text:p>
          </table:table-cell>
          <table:table-cell table:style-name="ce6" table:formula="of:=[.D25]/[.G25]*[.E25]" office:value-type="float" office:value="0.0149253731343284">
            <text:p>0,0149253731</text:p>
          </table:table-cell>
          <table:table-cell table:style-name="ce1" table:formula="of:=[.K25]/(3.3/4095)" office:value-type="float" office:value="18.5210312075984">
            <text:p>18,5210312076</text:p>
          </table:table-cell>
          <table:table-cell table:style-name="ce6" table:formula="of:=[.D25]/[.H25]*[.E25]" office:value-type="float" office:value="0.0100806451612903">
            <text:p>0,0100806452</text:p>
          </table:table-cell>
        </table:table-row>
        <table:table-row table:style-name="ro1">
          <table:table-cell table:number-columns-repeated="3"/>
          <table:table-cell office:value-type="float" office:value="0.5">
            <text:p>0,5</text:p>
          </table:table-cell>
          <table:table-cell office:value-type="float" office:value="1000">
            <text:p>1000</text:p>
          </table:table-cell>
          <table:table-cell office:value-type="float" office:value="1860">
            <text:p>1860</text:p>
          </table:table-cell>
          <table:table-cell table:style-name="ce1" office:value-type="float" office:value="3150">
            <text:p>3150</text:p>
          </table:table-cell>
          <table:table-cell office:value-type="float" office:value="4600">
            <text:p>4600</text:p>
          </table:table-cell>
          <table:table-cell table:style-name="ce6" table:formula="of:=[.D26]/[.F26]*[.E26]" office:value-type="float" office:value="0.268817204301075">
            <text:p>0,2688172043</text:p>
          </table:table-cell>
          <table:table-cell table:style-name="ce6" table:formula="of:=[.I26]/(3.3/4095)" office:value-type="float" office:value="333.577712609971">
            <text:p>333,57771261</text:p>
          </table:table-cell>
          <table:table-cell table:style-name="ce6" table:formula="of:=[.D26]/[.G26]*[.E26]" office:value-type="float" office:value="0.158730158730159">
            <text:p>0,1587301587</text:p>
          </table:table-cell>
          <table:table-cell table:style-name="ce1" table:formula="of:=[.K26]/(3.3/4095)" office:value-type="float" office:value="196.969696969697">
            <text:p>196,9696969697</text:p>
          </table:table-cell>
          <table:table-cell table:style-name="ce6" table:formula="of:=[.D26]/[.H26]*[.E26]" office:value-type="float" office:value="0.108695652173913">
            <text:p>0,1086956522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2100">
            <text:p>2100</text:p>
          </table:table-cell>
          <table:table-cell table:style-name="ce2" office:value-type="float" office:value="3100">
            <text:p>3100</text:p>
          </table:table-cell>
          <table:table-cell office:value-type="float" office:value="4400">
            <text:p>4400</text:p>
          </table:table-cell>
          <table:table-cell table:style-name="ce6" table:formula="of:=[.D27]/[.F27]*[.E27]" office:value-type="float" office:value="0.952380952380952">
            <text:p>0,9523809524</text:p>
          </table:table-cell>
          <table:table-cell table:style-name="ce6" table:formula="of:=[.I27]/(3.3/4095)" office:value-type="float" office:value="1181.81818181818">
            <text:p>1181,8181818182</text:p>
          </table:table-cell>
          <table:table-cell table:style-name="ce6" table:formula="of:=[.D27]/[.G27]*[.E27]" office:value-type="float" office:value="0.645161290322581">
            <text:p>0,6451612903</text:p>
          </table:table-cell>
          <table:table-cell table:style-name="ce2" table:formula="of:=[.K27]/(3.3/4095)" office:value-type="float" office:value="800.58651026393">
            <text:p>800,5865102639</text:p>
          </table:table-cell>
          <table:table-cell table:style-name="ce6" table:formula="of:=[.D27]/[.H27]*[.E27]" office:value-type="float" office:value="0.454545454545455">
            <text:p>0,4545454545</text:p>
          </table:table-cell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office:value-type="float" office:value="2200">
            <text:p>2200</text:p>
          </table:table-cell>
          <table:table-cell table:style-name="ce2" office:value-type="float" office:value="3000">
            <text:p>3000</text:p>
          </table:table-cell>
          <table:table-cell office:value-type="float" office:value="4100">
            <text:p>4100</text:p>
          </table:table-cell>
          <table:table-cell table:style-name="ce6" table:formula="of:=[.D28]/[.F28]*[.E28]" office:value-type="float" office:value="1.36363636363636">
            <text:p>1,3636363636</text:p>
          </table:table-cell>
          <table:table-cell table:style-name="ce6" table:formula="of:=[.I28]/(3.3/4095)" office:value-type="float" office:value="1692.14876033058">
            <text:p>1692,1487603306</text:p>
          </table:table-cell>
          <table:table-cell table:style-name="ce6" table:formula="of:=[.D28]/[.G28]*[.E28]" office:value-type="float" office:value="1">
            <text:p>1</text:p>
          </table:table-cell>
          <table:table-cell table:style-name="ce2" table:formula="of:=[.K28]/(3.3/4095)" office:value-type="float" office:value="1240.90909090909">
            <text:p>1240,9090909091</text:p>
          </table:table-cell>
          <table:table-cell table:style-name="ce6" table:formula="of:=[.D28]/[.H28]*[.E28]" office:value-type="float" office:value="0.731707317073171">
            <text:p>0,7317073171</text:p>
          </table:table-cell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29]/[.F29]*[.E29]" office:value-type="float" office:value="1.56862745098039">
            <text:p>1,568627451</text:p>
          </table:table-cell>
          <table:table-cell table:style-name="ce6" table:formula="of:=[.I29]/(3.3/4095)" office:value-type="float" office:value="1946.52406417112">
            <text:p>1946,5240641711</text:p>
          </table:table-cell>
          <table:table-cell table:style-name="ce6" table:formula="of:=[.D29]/[.G29]*[.E29]" office:value-type="float" office:value="1.40350877192982">
            <text:p>1,4035087719</text:p>
          </table:table-cell>
          <table:table-cell table:style-name="ce6" table:formula="of:=[.K29]/(3.3/4095)" office:value-type="float" office:value="1741.62679425837">
            <text:p>1741,6267942584</text:p>
          </table:table-cell>
          <table:table-cell table:style-name="ce6" table:formula="of:=[.D29]/[.H29]*[.E29]" office:value-type="float" office:value="1.21951219512195">
            <text:p>1,2195121951</text:p>
          </table:table-cell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0]/[.F30]*[.E30]" office:value-type="float" office:value="1.96078431372549">
            <text:p>1,9607843137</text:p>
          </table:table-cell>
          <table:table-cell table:style-name="ce6" table:formula="of:=[.I30]/(3.3/4095)" office:value-type="float" office:value="2433.1550802139">
            <text:p>2433,1550802139</text:p>
          </table:table-cell>
          <table:table-cell table:style-name="ce6" table:formula="of:=[.D30]/[.G30]*[.E30]" office:value-type="float" office:value="1.75438596491228">
            <text:p>1,7543859649</text:p>
          </table:table-cell>
          <table:table-cell table:style-name="ce6" table:formula="of:=[.K30]/(3.3/4095)" office:value-type="float" office:value="2177.03349282297">
            <text:p>2177,033492823</text:p>
          </table:table-cell>
          <table:table-cell table:style-name="ce6" table:formula="of:=[.D30]/[.H30]*[.E30]" office:value-type="float" office:value="1.52439024390244">
            <text:p>1,5243902439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1]/[.F31]*[.E31]" office:value-type="float" office:value="2.35294117647059">
            <text:p>2,3529411765</text:p>
          </table:table-cell>
          <table:table-cell table:style-name="ce6" table:formula="of:=[.I31]/(3.3/4095)" office:value-type="float" office:value="2919.78609625668">
            <text:p>2919,7860962567</text:p>
          </table:table-cell>
          <table:table-cell table:style-name="ce6" table:formula="of:=[.D31]/[.G31]*[.E31]" office:value-type="float" office:value="2.10526315789474">
            <text:p>2,1052631579</text:p>
          </table:table-cell>
          <table:table-cell table:style-name="ce6" table:formula="of:=[.K31]/(3.3/4095)" office:value-type="float" office:value="2612.44019138756">
            <text:p>2612,4401913876</text:p>
          </table:table-cell>
          <table:table-cell table:style-name="ce6" table:formula="of:=[.D31]/[.H31]*[.E31]" office:value-type="float" office:value="1.82926829268293">
            <text:p>1,8292682927</text:p>
          </table:table-cell>
        </table:table-row>
        <table:table-row table:style-name="ro1">
          <table:table-cell table:number-columns-repeated="3"/>
          <table:table-cell office:value-type="float" office:value="7">
            <text:p>7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2]/[.F32]*[.E32]" office:value-type="float" office:value="2.74509803921569">
            <text:p>2,7450980392</text:p>
          </table:table-cell>
          <table:table-cell table:style-name="ce6" table:formula="of:=[.I32]/(3.3/4095)" office:value-type="float" office:value="3406.41711229947">
            <text:p>3406,4171122995</text:p>
          </table:table-cell>
          <table:table-cell table:style-name="ce6" table:formula="of:=[.D32]/[.G32]*[.E32]" office:value-type="float" office:value="2.45614035087719">
            <text:p>2,4561403509</text:p>
          </table:table-cell>
          <table:table-cell table:style-name="ce6" table:formula="of:=[.K32]/(3.3/4095)" office:value-type="float" office:value="3047.84688995215">
            <text:p>3047,8468899522</text:p>
          </table:table-cell>
          <table:table-cell table:style-name="ce6" table:formula="of:=[.D32]/[.H32]*[.E32]" office:value-type="float" office:value="2.13414634146341">
            <text:p>2,1341463415</text:p>
          </table:table-cell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3]/[.F33]*[.E33]" office:value-type="float" office:value="3.13725490196078">
            <text:p>3,137254902</text:p>
          </table:table-cell>
          <table:table-cell table:style-name="ce6" table:formula="of:=[.I33]/(3.3/4095)" office:value-type="float" office:value="3893.04812834225">
            <text:p>3893,0481283423</text:p>
          </table:table-cell>
          <table:table-cell table:style-name="ce6" table:formula="of:=[.D33]/[.G33]*[.E33]" office:value-type="float" office:value="2.80701754385965">
            <text:p>2,8070175439</text:p>
          </table:table-cell>
          <table:table-cell table:style-name="ce6" table:formula="of:=[.K33]/(3.3/4095)" office:value-type="float" office:value="3483.25358851675">
            <text:p>3483,2535885168</text:p>
          </table:table-cell>
          <table:table-cell table:style-name="ce6" table:formula="of:=[.D33]/[.H33]*[.E33]" office:value-type="float" office:value="2.4390243902439">
            <text:p>2,4390243902</text:p>
          </table:table-cell>
        </table:table-row>
        <table:table-row table:style-name="ro1">
          <table:table-cell table:number-columns-repeated="3"/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4]/[.F34]*[.E34]" office:value-type="float" office:value="3.52941176470588">
            <text:p>3,5294117647</text:p>
          </table:table-cell>
          <table:table-cell table:style-name="ce6" table:formula="of:=[.I34]/(3.3/4095)" office:value-type="float" office:value="4379.67914438503">
            <text:p>4379,679144385</text:p>
          </table:table-cell>
          <table:table-cell table:style-name="ce6" table:formula="of:=[.D34]/[.G34]*[.E34]" office:value-type="float" office:value="3.15789473684211">
            <text:p>3,1578947368</text:p>
          </table:table-cell>
          <table:table-cell table:style-name="ce6" table:formula="of:=[.K34]/(3.3/4095)" office:value-type="float" office:value="3918.66028708134">
            <text:p>3918,6602870813</text:p>
          </table:table-cell>
          <table:table-cell table:style-name="ce6" table:formula="of:=[.D34]/[.H34]*[.E34]" office:value-type="float" office:value="2.74390243902439">
            <text:p>2,743902439</text:p>
          </table:table-cell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2550">
            <text:p>2550</text:p>
          </table:table-cell>
          <table:table-cell table:style-name="ce1" office:value-type="float" office:value="2850">
            <text:p>2850</text:p>
          </table:table-cell>
          <table:table-cell office:value-type="float" office:value="3280">
            <text:p>3280</text:p>
          </table:table-cell>
          <table:table-cell table:style-name="ce6" table:formula="of:=[.D35]/[.F35]*[.E35]" office:value-type="float" office:value="3.92156862745098">
            <text:p>3,9215686275</text:p>
          </table:table-cell>
          <table:table-cell table:style-name="ce6" table:formula="of:=[.I35]/(3.3/4095)" office:value-type="float" office:value="4866.31016042781">
            <text:p>4866,3101604278</text:p>
          </table:table-cell>
          <table:table-cell table:style-name="ce6" table:formula="of:=[.D35]/[.G35]*[.E35]" office:value-type="float" office:value="3.50877192982456">
            <text:p>3,5087719298</text:p>
          </table:table-cell>
          <table:table-cell table:style-name="ce11" table:formula="of:=[.K35]/(3.3/4095)" office:value-type="float" office:value="4354.06698564593">
            <text:p>4354,0669856459</text:p>
          </table:table-cell>
          <table:table-cell table:style-name="ce6" table:formula="of:=[.D35]/[.H35]*[.E35]" office:value-type="float" office:value="3.04878048780488">
            <text:p>3,048780487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6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9">19.06.2022</text:date>, <text:time>18:48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19T18:48:44.25</dc:date>
    <meta:editing-duration>PT5H51M27S</meta:editing-duration>
    <meta:editing-cycles>2</meta:editing-cycles>
    <meta:generator>OpenOffice/4.1.12$Win32 OpenOffice.org_project/4112m1$Build-9809</meta:generator>
    <meta:document-statistic meta:table-count="1" meta:cell-count="325" meta:object-count="0"/>
  </office:meta>
</office:document-meta>
</file>